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38%" fo:text-indent="0.5in" style:auto-text-indent="false"/>
    </style:style>
    <style:style style:name="P2" style:family="paragraph" style:parent-style-name="Standard" style:master-page-name="Standard">
      <style:paragraph-properties fo:margin-left="0in" fo:margin-right="0in" fo:margin-top="0in" fo:margin-bottom="0in" loext:contextual-spacing="false" fo:line-height="138%" fo:text-indent="0.5in" style:auto-text-indent="false" style:page-number="1"/>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6" style:family="paragraph" style:parent-style-name="Standard">
      <style:paragraph-properties fo:margin-top="0in" fo:margin-bottom="0in" loext:contextual-spacing="false" fo:line-height="138%"/>
    </style:style>
    <style:style style:name="P7" style:family="paragraph" style:parent-style-name="Standard">
      <style:paragraph-properties fo:margin-left="0.5in" fo:margin-right="0in" fo:margin-top="0in" fo:margin-bottom="0in" loext:contextual-spacing="false" fo:line-height="138%" fo:text-indent="0in" style:auto-text-indent="false"/>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fo:font-weight="bold" style:font-size-asian="12pt" style:font-weight-asian="bold" style:font-size-complex="12pt"/>
    </style:style>
    <style:style style:name="T3" style:family="text">
      <style:text-properties fo:font-size="12pt" fo:font-style="italic" style:font-size-asian="12pt" style:font-style-asian="italic"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ack to current time.</text:span></text:p>
      <text:p text:style-name="P4"/>
      <text:p text:style-name="P6"><text:span text:style-name="T2"><text:tab/></text:span><text:span text:style-name="T1">A black mustang weaved back and forth downhill, approaching a white building that had its street lights lit with such an extreme intensity of light, it almost seemed like daylight. The car went down a dip that led under the white building and stopped in front of a gate.</text:span></text:p>
      <text:p text:style-name="P4"/>
      <text:p text:style-name="P6"><text:span text:style-name="T1"><text:tab/>Inside the car, Leora rubbed her eyes. “Why are those so bright.”</text:span></text:p>
      <text:p text:style-name="P4"/>
      <text:p text:style-name="P1"><text:span text:style-name="T1">“Didn’t I tell you not to look at them?” Elijah removed his sunglasses. “UV lights so your kind don’t decide we’re easy prey. Or for the weed. Probably both.”</text:span></text:p>
      <text:p text:style-name="P4"/>
      <text:p text:style-name="P6"><text:span text:style-name="T1"><text:tab/>The gates opened up after Elijah clicked on the gate opener he had in his car. Once opened, he drove the car into and parked at the spot that was near a door. The car doors opened.</text:span></text:p>
      <text:p text:style-name="P4"/>
      <text:p text:style-name="P6"><text:span text:style-name="T1"><text:tab/>“Ugh, can’t you guys make a spell,” said Leora as she exited the car.</text:span></text:p>
      <text:p text:style-name="P4"/>
      <text:p text:style-name="P6"><text:span text:style-name="T1"><text:tab/>“Well, that’s what they did in the old days,” said Elijah as he exited from his car as well. “Until some vampire seduced a witch and got hold of his grimoire. Next thing we knew, a bunch of vampires were crashing coven meetings and, well, a few wars broke out. It really sucks whoever turned you just left you and not teach you about our fantastic rivalalty.” He shook his head.</text:span></text:p>
      <text:p text:style-name="P4"/>
      <text:p text:style-name="P6"><text:span text:style-name="T1"><text:tab/>From what Elijah could piece up, since Leora wasn’t so forth coming about her past – possibly too embarrassed about it, she was turned into a vampire a year ago in New York. She was walking one night when a vampire took her. The next thing she knew she awoke in the Metropolitan Museum. She was alone and a vampire with no one to teach her how to be one. For a year she just stayed at the Metropolitan, apparently feeding on the security guard, before deciding to ship herself to San Francisco in the crate he had found her in to search for her sire.</text:span></text:p>
      <text:p text:style-name="P4"/>
      <text:p text:style-name="P6"><text:span text:style-name="T1"><text:tab/>As interesting as her origin story was, it didn’t explain why sunlight did not hurt her. Was it her sire the same way? Who was her sire? He knew it couldn’t be House Eagle. His mother and the Bloodmoons would be raiding their headquarters if she knew if even one of them could walk in daylight.</text:span></text:p>
      <text:p text:style-name="P6"><text:span text:style-name="T1"><text:tab/></text:span></text:p>
      <text:p text:style-name="P6"><text:span text:style-name="T1"><text:tab/>Leora herself had no idea how and just accepted it as is. However, for him, it was a mystery that could prove useful for him in the future. So he offered his place for her stay as she search for the vampire that had turned her.</text:span></text:p>
      <text:p text:style-name="P4"/>
      <text:p text:style-name="P6"><text:soft-page-break/><text:span text:style-name="T1"><text:tab/>“That’s not what Google say about the witch and vampire wars,” said Leora.</text:span></text:p>
      <text:p text:style-name="P4"/>
      <text:p text:style-name="P6"><text:span text:style-name="T1"><text:tab/>“Oh for pete’s sake, you need to get off of that. Not everything on the internet is true,” said Elijah. He went to the door that led to an elevator. He opened it and there was a short hallway that led to an elevator.</text:span></text:p>
      <text:p text:style-name="P4"/>
      <text:p text:style-name="P1"><text:span text:style-name="T1">They started down the hall and, as they pass by a group of mailboxes, Elijah pursed his lips as he remembered today’s date. “Did you pay rent yet?”</text:span></text:p>
      <text:p text:style-name="P4"/>
      <text:p text:style-name="P6"><text:span text:style-name="T1"><text:tab/>“Yeah, just left an envelope in the mailbox. Yes, I addressed it to your mom. Didn’t want you to get on case again,” said Leora, mumbling the last sentence.</text:span></text:p>
      <text:p text:style-name="P4"/>
      <text:p text:style-name="P6"><text:span text:style-name="T1"><text:tab/>“I can’t save you if my mom finds out that you are a vampire,” said Elijah. “If you didn’t pay rent then she was going to think you are my.” He stopped himself before completing the thought. He would throw up right then and there if he did.</text:span></text:p>
      <text:p text:style-name="P4"/>
      <text:p text:style-name="P6"><text:span text:style-name="T1"><text:tab/>“Your mom is weird. Why would she think you and I were anything but roommates?” However, Leora already knew the answer. She just wanted to complain.</text:span></text:p>
      <text:p text:style-name="P4"/>
      <text:p text:style-name="P6"><text:span text:style-name="T1"><text:tab/>They reached and entered the elevator.</text:span></text:p>
      <text:p text:style-name="P4"/>
      <text:p text:style-name="P6"><text:span text:style-name="T1"><text:tab/>"Kinda hard to explain why a twenty year old woman is living in my apartment," said Elijah. "I had to say you were my roommate and that, umm, you were under witness protection."</text:span></text:p>
      <text:p text:style-name="P6"><text:span text:style-name="T1"><text:tab/></text:span></text:p>
      <text:p text:style-name="P6"><text:span text:style-name="T1"><text:tab/>"And she believe that?" said Leora before pushing the number of their floor they were at.</text:span></text:p>
      <text:p text:style-name="P6"><text:span text:style-name="T1"><text:tab/></text:span></text:p>
      <text:p text:style-name="P6"><text:span text:style-name="T1"><text:tab/>"Well, I added the whole part about sacrificing you later and stuff," said Elijah. “Why are we having this conversation again?” The museum incident made his mother convinced that someone--very likely Hammer--was after him. Only recently did his mother relaxed her surveillance of him. Something was occupying his mother's attention and he hadn't got the time to discuss it with her.</text:span></text:p>
      <text:p text:style-name="P4"/>
      <text:p text:style-name="P6"><text:span text:style-name="T1"><text:tab/>“Just cause,” said Leora spitefully. She didn’t like it that Elijah seem to baby her around ever since she started living with him. Perhaps it is time to get her own place?</text:span></text:p>
      <text:p text:style-name="P4"><text:soft-page-break/></text:p>
      <text:p text:style-name="P6"><text:span text:style-name="T1"><text:tab/>“I swear you’re like an adult child,” said Elijah.</text:span></text:p>
      <text:p text:style-name="P4"/>
      <text:p text:style-name="P6"><text:span text:style-name="T1"><text:tab/>“Takes one to know one,” retorted Leora.</text:span></text:p>
      <text:p text:style-name="P4"/>
      <text:p text:style-name="P6"><text:span text:style-name="T1"><text:tab/>Elijah just rolled his eyes. No point to responding. He can see now why her sire just left her.</text:span></text:p>
      <text:p text:style-name="P4"/>
      <text:p text:style-name="P6"><text:span text:style-name="T1"><text:tab/>Then they were silent as the elevator continued on and then pinged to a stop. The elevator’s door opened.</text:span></text:p>
      <text:p text:style-name="P4"/>
      <text:p text:style-name="P6"><text:span text:style-name="T1"><text:tab/>“Home sweet home,” said Elijah as they made their way to a door not far from the elevator. He took out his keys and unlocked the door. “Hey, you didn’t close the window.” He noticed across the living room the windows were opened. </text:span><text:span text:style-name="T3">How many times do I have to tell her not to leave the windows open when she is the last one in the apartment?</text:span><text:span text:style-name="T1"> he thought.</text:span></text:p>
      <text:p text:style-name="P4"/>
      <text:p text:style-name="P6"><text:span text:style-name="T1"><text:tab/>“Uh, are you sure it was you instead? I didn’t leave the window open before I went on my date,” said Leora indignantly.</text:span></text:p>
      <text:p text:style-name="P4"/>
      <text:p text:style-name="P6"><text:span text:style-name="T1"><text:tab/>Elijah gritted his teeth and hid his scowl as he walked to the opened window and slammed it closed. “Next time don’t do that. I will not be responsible if suddenly you get hit by a bolt of green energy!” Green sparks crackled around his knuckles as he struggled to contain his irritation that was morphing into anger.</text:span></text:p>
      <text:p text:style-name="P4"/>
      <text:p text:style-name="P6"><text:span text:style-name="T1"><text:tab/>Leora rolled her eyes. “Yeah, I heard you,” she said before turning to her room. She didn’t turn look back as she entered her room and slammed the door behind her.</text:span></text:p>
      <text:p text:style-name="P4"/>
      <text:p text:style-name="P6"><text:span text:style-name="T1"><text:tab/>“What nerves,” she said to herself. She looked to the laptop that was charging on her bed. It was bulky and much thicker than the one that Elijah possesed. She sighed and let her irritation with Elijah fade away. She had much more important things to do than to dwell on how Elijah treated her.</text:span></text:p>
      <text:p text:style-name="P4"/>
      <text:p text:style-name="P6"><text:span text:style-name="T1"><text:tab/>She went over to her bed and picked up the laptop. She sat back down and powered it up. A few moments later she typed in her password. A program ‘Mavis Beacon Teaches Typing’ opened up before she closed it down. She hadn’t gotten the heart to uninstall the program since it was the one that taught her how to type.</text:span></text:p>
      <text:p text:style-name="P4"/>
      <text:p text:style-name="P6"><text:soft-page-break/><text:span text:style-name="T1"><text:tab/>“And so the search continues,” she said to herself. She opened up a browser and typed into the search bar, “Archangel Sariel.”</text:span></text:p>
      <text:p text:style-name="P4"/>
      <text:p text:style-name="P6"><text:span text:style-name="T1"><text:tab/>On the other side of the apartment, Elijah was already in his room. He laid on his bed, going through his emails on his phone. He stopped at one unread email. It had no subject line but it was from Marcus.</text:span></text:p>
      <text:p text:style-name="P4"/>
      <text:p text:style-name="P6"><text:span text:style-name="T1"><text:tab/>It had been months since he last seen Marcus. After the fiasco at the museum, he thought everything would go back to normal but it seemed Marcus’ father was like his mother--too overprotective. Marcus’ father was convinced that he was a bad influence on his son and so had the red haired man transferred to a junior college.</text:span></text:p>
      <text:p text:style-name="P4"/>
      <text:p text:style-name="P6"><text:span text:style-name="T1"><text:tab/>They hadn’t spoken much either. There seemed to be a weird awkwardness that Elijah couldn’t figure if it was from himself or Marcus end. Maybe it was because he hadn’t really told the red haired man what Leora is? He had kept her a secret to everyone and told people she was a friend who was living with him.</text:span></text:p>
      <text:p text:style-name="P4"/>
      <text:p text:style-name="P6"><text:span text:style-name="T1"><text:tab/>He opened the subject less email and read:</text:span></text:p>
      <text:p text:style-name="P4"/>
      <text:p text:style-name="P6"><text:span text:style-name="T1"><text:tab/></text:span><text:span text:style-name="T3">“Sorry, couldn’t find anything on a vampire that walks in daylight in the Archives. Anyways, I am going to go to LA tomorrow and will be gone for a couple of weeks. Mom wants to see me.</text:span></text:p>
      <text:p text:style-name="P5"/>
      <text:p text:style-name="P6"><text:span text:style-name="T3"><text:tab/>Best of luck on this term paper.</text:span></text:p>
      <text:p text:style-name="P5"/>
      <text:p text:style-name="P6"><text:span text:style-name="T3"><text:tab/>-Marcus.“</text:span></text:p>
      <text:p text:style-name="P5"/>
      <text:p text:style-name="P6"><text:span text:style-name="T3"><text:tab/></text:span><text:span text:style-name="T1">Elijah closed his phone and tossed it somewhere on his bed. He had lied to Marcus that he was doing a paper for midterm about vampires for his mythology and folklore class and wanted to know if there existed a vampire that walks in daylight. He wasn’t surprised that Marcus couldn’t find in the Archives about if such a vampire existed. Technically it wasn’t possible.</text:span></text:p>
      <text:p text:style-name="P4"/>
      <text:p text:style-name="P1"><text:span text:style-name="T1">They were cursed and, according to the Witches Archives, it was from a powerful witch eons ago. Was that true? Maybe. According to the most popular explanation it was because of God. Maybe because of the fabled Dracula? Who knows what is the truth, but vampires burning in the sunlight was fact.</text:span></text:p>
      <text:p text:style-name="P4"/>
      <text:p text:style-name="P1"><text:span text:style-name="T1">When he was fourteen he had seen his mother kill a vampire that dared to try to use one of their people in a scheme. His mother had placed the vampire on top of the Coit Tower at dawn and watched the vampire slowly burn up to death, her screams rising as the sun rose.</text:span></text:p>
      <text:p text:style-name="P4"><text:soft-page-break/></text:p>
      <text:p text:style-name="P6"><text:span text:style-name="T1"><text:tab/>He turned over onto his side.</text:span></text:p>
      <text:p text:style-name="P4"/>
      <text:p text:style-name="P1"><text:span text:style-name="T1">A vampire that walks in daylight. That very fact would open all sorts of trouble. He figured everyone from the Witch Council down to the too holy self-proclaimed Hunter Order would be coming for her. Even Hammer. Especially Hammer.</text:span></text:p>
      <text:p text:style-name="P4"/>
      <text:p text:style-name="P1"><text:span text:style-name="T1">And he couldn’t have that.</text:span></text:p>
      <text:p text:style-name="P4"/>
      <text:p text:style-name="P1"><text:span text:style-name="T1">He looked over to a corkboard on this desk. With a blink of his eyes, newspaper clippings appeared on it. Some from the New York times and others from the Witchita Magi News. In all of them, something terrible had happened from accidents to terrorist attacks. He knew it was all because of one man and that was Hammer.</text:span></text:p>
      <text:p text:style-name="P4"/>
      <text:p text:style-name="P1"><text:span text:style-name="T1">Hammer the warlock who grew so powerful and so power hungry that he tried to take over the United States. He failed, but the Council couldn’t kill him. So they exiled him instead.</text:span></text:p>
      <text:p text:style-name="P4"/>
      <text:p text:style-name="P1"><text:span text:style-name="T1">“Hey, uh, sorry about the window,” said Leora from the otherside of Elijah’s door. “We cool, bro?”</text:span></text:p>
      <text:p text:style-name="P4"/>
      <text:p text:style-name="P1"><text:span text:style-name="T1">Elijah closed his eyes and stifled an internal groan. Ever since he gave her his old laptop, the vampire has been on it whenever she got a chance. Every so often he’d hear snippets of Jersey Shore.</text:span></text:p>
      <text:p text:style-name="P4"/>
      <text:p text:style-name="P1"><text:span text:style-name="T1">“Yes,” said Elijah, his eyes still closed.</text:span></text:p>
      <text:p text:style-name="P4"/>
      <text:p text:style-name="P1"><text:span text:style-name="T1">“Okay, so like can I borrow the car tomorrow? My boss just texted me he needed me to take the late shift and close up shop,” said Leora.</text:span></text:p>
      <text:p text:style-name="P4"/>
      <text:p text:style-name="P1"><text:span text:style-name="T1">“Ugh, okay. Just effin’ don’t break it or get pulled over by the cops,” said Elijah. He was tired and didn’t want to get into an argument with the vampire. However, a small voice in his mind wondered if that was wise? The vampire did managed to get a license but he suspected she cheated using her hypnosis.</text:span></text:p>
      <text:p text:style-name="P4"/>
      <text:p text:style-name="P1"><text:soft-page-break/><text:span text:style-name="T1">“Awesome! Thanks,” said Leora.</text:span></text:p>
      <text:p text:style-name="P4"/>
      <text:p text:style-name="P1"><text:span text:style-name="T1">“I am going to sleep so don’t bother me anymore,” said Elijah and he went to sleep.</text:span></text:p>
      <text:p text:style-name="P4"/>
      <text:p text:style-name="P6"><text:span text:style-name="T1">***</text:span></text:p>
      <text:p text:style-name="P1"><text:span text:style-name="T1">The next day Leora was reporting to her manager at the Golden Arches. She was in the office and standing in front of her manager’s desk. She saw the, ‘Out of Order,’ sign hanging by a set of keys. It was the same sign that was falsely hanging on the bathroom where a homeless person was in there sleeping yesterday.</text:span></text:p>
      <text:p text:style-name="P4"/>
      <text:p text:style-name="P1"><text:span text:style-name="T1">“Thanks for taking the all day shift and night. You have no idea how helpful that was,” said Leora’s manager.</text:span></text:p>
      <text:p text:style-name="P4"/>
      <text:p text:style-name="P1"><text:span text:style-name="T1">“No problem, Mr. Jones,” said Leora. She was dressed in the Golden Arches blue and white uniform. “Happy to help.”</text:span></text:p>
      <text:p text:style-name="P4"/>
      <text:p text:style-name="P1"><text:span text:style-name="T1">“Well, getting paid is more happy, yes?” grinned Jones. He got up from his desk and went over to take a set of keys hanging near him. “I know you know the protocols for closing up. So I won’t explain. Sorry, but I believe you are the only one that will be here during close up. Grant had told me his grandmother had died, so yeah.”</text:span></text:p>
      <text:p text:style-name="P4"/>
      <text:p text:style-name="P1"><text:span text:style-name="T1">“That’s sucks,” said Leora.</text:span></text:p>
      <text:p text:style-name="P4"/>
      <text:p text:style-name="P1"><text:span text:style-name="T1">“Uh, yeah. I suppose if that were </text:span><text:span text:style-name="T3">true</text:span><text:span text:style-name="T1">,” said Jones as he handed the keys to Leora. “Don’t lose these or comporate will have my ass.”</text:span></text:p>
      <text:p text:style-name="P4"/>
      <text:p text:style-name="P1"><text:span text:style-name="T1">“I won’t,” said Leora.</text:span></text:p>
      <text:p text:style-name="P4"/>
      <text:p text:style-name="P1"><text:span text:style-name="T1">Jones patted Leora on the shoulder. “Good. Now, before you go, how was your last night?” He grinned widely.</text:span></text:p>
      <text:p text:style-name="P4"/>
      <text:p text:style-name="P1"><text:soft-page-break/><text:span text:style-name="T1">Leora frowned. “Eh, it went okay. She was a nice gal but I don’t think I’d see her again. Ever.”</text:span></text:p>
      <text:p text:style-name="P4"/>
      <text:p text:style-name="P1"><text:span text:style-name="T1">“She that bad,” said Jones before laughing and shaking his head.</text:span></text:p>
      <text:p text:style-name="P4"/>
      <text:p text:style-name="P1"><text:span text:style-name="T1">“You have no idea,” said Leora. She turned around and exited her manager’s office.</text:span></text:p>
      <text:p text:style-name="P4"/>
      <text:p text:style-name="P1"><text:span text:style-name="T1">The day went as usual at the Golden Arches. Leora did her best and was quite pleased with her customer service. She figured perhaps Jones would promote her to assistant manager and that would be great. If he did, she’d have enough money to get her own car and maybe she can even rent an apartment. No longer would she need Elijah. As much as she appreciated his help so far, she didn’t want to depend on him anymore than what was necessary.</text:span></text:p>
      <text:p text:style-name="P4"/>
      <text:p text:style-name="P1"><text:span text:style-name="T1">When she closed up the Golden Arches her hunger pangs started up. Soon she’d need to feed to quell them. Elijah had told her it wasn’t wise to hunt in San Francisco and risk getting the wrath of House Eagle as an outsider vampire. So instead, he suggested she get some from blood banks.</text:span></text:p>
      <text:p text:style-name="P4"/>
      <text:p text:style-name="P1"><text:span text:style-name="T1">Leora got into her car and texted her supplier that she would be heading over to the blood bank for another supply of blood bags. After getting a reply, she frowned. Her supplier was bumping up the cost by an extra ten dollars as there seem to a be a donor issues or something at the blood bank.</text:span></text:p>
      <text:p text:style-name="P4"/>
      <text:p text:style-name="P1"><text:span text:style-name="T1">She started the ignition. It was then she noticed an empty Golden Arches wrapper at the floor of the passenger seat next to her. “And he said he was not my mother, bullshit,” she said remembering a time when Elijah freaked out over an empty blood bag on the coffee table. She bent over and picked it up. Then she stuck it in her pockets so she would dispose of it later when she got home.</text:span></text:p>
      <text:p text:style-name="P4"/>
      <text:p text:style-name="P6"><text:span text:style-name="T1"><text:tab/>Leora drove off and headed to the blood bank.</text:span></text:p>
      <text:p text:style-name="P4"/>
      <text:p text:style-name="P6"><text:span text:style-name="T1"><text:tab/>But she didn’t get there.</text:span></text:p>
      <text:p text:style-name="P4"/>
      <text:p text:style-name="P6"><text:span text:style-name="T1"><text:tab/>She turned a corner where there was no street lights and slammed the breaks upon seeing five individuals in the street. Four of them had their hoodies on and the bottom half of their faces covered. The middle one was a woman with pale skin and green eyes. Her delicate face was framed with red hair that wavered down past her shoulder. She wore dark jeans and a fitting black leather jacket.</text:span></text:p>
      <text:p text:style-name="P4"/>
      <text:p text:style-name="P6"><text:span text:style-name="T1"><text:tab/>One of the hooded figures threw a disk sized object that clamped onto the hood of the car. The car engine and the lights went off as if robbed of all energy. Leora tried to turn on the ignition but there only came a short lived guttering sound from the engine.</text:span></text:p>
      <text:p text:style-name="P4"><text:soft-page-break/></text:p>
      <text:p text:style-name="P6"><text:span text:style-name="T1"><text:tab/>“Get out, outsider,” bellowed the woman.</text:span></text:p>
      <text:p text:style-name="P4"/>
      <text:p text:style-name="P6"><text:span text:style-name="T1"><text:tab/>The woman’s voice filled the area in an ethereal echo.</text:span></text:p>
      <text:p text:style-name="P4"/>
      <text:p text:style-name="P6"><text:span text:style-name="T1"><text:tab/>“Oh shit,” said Leora. She reached for her phone and texted Elijah but the text wouldn’t go through.</text:span></text:p>
      <text:p text:style-name="P4"/>
      <text:p text:style-name="P6"><text:span text:style-name="T1"><text:tab/>“Don’t let me repeat myself, outsider,” said the woman.</text:span></text:p>
      <text:p text:style-name="P4"/>
      <text:p text:style-name="P6"><text:span text:style-name="T1"><text:tab/>Leora looked up and saw fangs poking out of the woman’s red lips. “Shit,” she said. What was she to do? Fight them? Comply? What would Elijah want her to do?</text:span></text:p>
      <text:p text:style-name="P4"/>
      <text:p text:style-name="P6"><text:span text:style-name="T1"><text:tab/>“Get her out,” commanded the woman.</text:span></text:p>
      <text:p text:style-name="P4"/>
      <text:p text:style-name="P6"><text:span text:style-name="T1"><text:tab/>Like a dark blur, one of them has at the driver’s door and ripped the door off.</text:span></text:p>
      <text:p text:style-name="P4"/>
      <text:p text:style-name="P6"><text:span text:style-name="T1"><text:tab/>“What the fuck? Hey, I have to pay for that--” Leora felt a hand grabbed her from the back of her neck. She lifted her arms but they were quickly restrained. Next thing she knew someone pulled her out through the passenger side where that door was now missing.</text:span></text:p>
      <text:p text:style-name="P4"/>
      <text:p text:style-name="P6"><text:span text:style-name="T1"><text:tab/>“I had her,” said the one holding the driver’s door.</text:span></text:p>
      <text:p text:style-name="P4"/>
      <text:p text:style-name="P6"><text:span text:style-name="T1"><text:tab/>“Too slow,” said someone behind Leora in a hissing voice.</text:span></text:p>
      <text:p text:style-name="P4"/>
      <text:p text:style-name="P6"><text:soft-page-break/><text:span text:style-name="T1"><text:tab/>Leora couldn’t turned around as the hand had a tight grip of the back of her neck. She felt a shove for her to move forward toward the vampiress at the center, who seem to be their leader.</text:span></text:p>
      <text:p text:style-name="P4"/>
      <text:p text:style-name="P6"><text:span text:style-name="T1"><text:tab/>“Walk, outsider,” hissed the voice behind her. “Maybe we’ll spare your legs.”</text:span></text:p>
      <text:p text:style-name="P4"/>
      <text:p text:style-name="P6"><text:span text:style-name="T1"><text:tab/>There came a chuckling from all of them except from the leader who was staring down Leora with narrowed green eyes.</text:span></text:p>
      <text:p text:style-name="P4"/>
      <text:p text:style-name="P6"><text:span text:style-name="T1"><text:tab/></text:span><text:span text:style-name="T3">Perhaps complying for now would be best</text:span><text:span text:style-name="T1">, thought Leora. She walked toward their leader. When they stopped, she felt the back of her knees kicked and she was now on her knees.</text:span></text:p>
      <text:p text:style-name="P4"/>
      <text:p text:style-name="P6"><text:span text:style-name="T1"><text:tab/>The leader addressed Leora. “Now, outsider, tell me what House you are from the EC? Aric could not pinpoint your scent.”</text:span></text:p>
      <text:p text:style-name="P4"/>
      <text:p text:style-name="P6"><text:span text:style-name="T1"><text:tab/>“Aric? Oh wait, are you Elizabeth?” said Leora, remembering the vampire she punched the other night.</text:span></text:p>
      <text:p text:style-name="P4"/>
      <text:p text:style-name="P6"><text:span text:style-name="T1"><text:tab/>“Are you for real?” chuckled Elizabeth humorlessly. “Or are you playing dumb so you won’t tell me who is the Master who sent you here.”</text:span></text:p>
      <text:p text:style-name="P4"/>
      <text:p text:style-name="P6"><text:span text:style-name="T1"><text:tab/>“I don’t have a Master nor do I belong to a House,” said Leora. “I was just minding my own business. Sorry. I punched Aric.” She wasn’t sorry.</text:span></text:p>
      <text:p text:style-name="P4"/>
      <text:p text:style-name="P6"><text:span text:style-name="T1"><text:tab/>Elizabeth pursed her lips and motioned to the one that had ripped the driver’s door off from the car, “I hate liars. Fedrick, if you please.”</text:span></text:p>
      <text:p text:style-name="P4"/>
      <text:p text:style-name="P1"><text:span text:style-name="T1">Fedrick took out a water bottle and walked to Leora. He opened it carefully and then moved the bottle under Leora’s nostrils. Leora flinched away, feeling the inner canals of her nose burn.</text:span></text:p>
      <text:p text:style-name="P4"/>
      <text:p text:style-name="P6"><text:span text:style-name="T1"><text:tab/>“Now tell me the truth and I won’t have holy water run down your throat,” said Elizabeth sweetly.</text:span></text:p>
      <text:p text:style-name="P4"><text:soft-page-break/></text:p>
      <text:p text:style-name="P6"><text:span text:style-name="T1"><text:tab/>“I already told you,” said Leora.</text:span></text:p>
      <text:p text:style-name="P4"/>
      <text:p text:style-name="P6"><text:span text:style-name="T1"><text:tab/>“Fine,” said Elizabeth. She looked up at the person holding Leora. “Janet, open her mouth.”</text:span></text:p>
      <text:p text:style-name="P4"/>
      <text:p text:style-name="P6"><text:span text:style-name="T1"><text:tab/>“With pleasure,” hissed Janet. She quickly moved her hand from the back of Leora’s neck to the chin. She easily opened Leora’s mouth. Then she inhaled deeply, taking in Leora’s scent. “Fresh meat. You’ve only walked this Earth as a vampire for what? Max a year? I pity you.”</text:span></text:p>
      <text:p text:style-name="P4"/>
      <text:p text:style-name="P6"><text:span text:style-name="T1"><text:tab/>“Now, last chance. Who sent you?” said Elizabeth, nodding to Fedrick.</text:span></text:p>
      <text:p text:style-name="P4"/>
      <text:p text:style-name="P1"><text:span text:style-name="T1">Fedrick lifting the water bottle over Leora’s mouth in response.</text:span></text:p>
      <text:p text:style-name="P4"/>
      <text:p text:style-name="P6"><text:span text:style-name="T1"><text:tab/>Leora could struggle but it was pointless. Janet held her good and there was Fedrick. She was also getting weak due to her hunger pangs. So she decided to let them hurt her at this point. It wasn’t like they could kill her anyways.</text:span></text:p>
      <text:p text:style-name="P4"/>
      <text:p text:style-name="P6"><text:span text:style-name="T1"><text:tab/>“Defiant little bitch. Fine, let’s see how you scream,” said Elizabeth. “Do it,” she commanded to Fedrick.</text:span></text:p>
      <text:p text:style-name="P4"/>
      <text:p text:style-name="P6"><text:span text:style-name="T1"><text:tab/>Then it landed. A black metal ball rolled to a stop next to Leora.</text:span></text:p>
      <text:p text:style-name="P4"/>
      <text:p text:style-name="P6"><text:span text:style-name="T1"><text:tab/>“Cover,” snarled Elizabeth. “Now!”</text:span></text:p>
      <text:p text:style-name="P4"/>
      <text:p text:style-name="P6"><text:span text:style-name="T1"><text:tab/>A flash of light exploded out of the metal ball. Leora could only see white light but she heard the screams and smell the burning of flesh. Then she felt something hard and metallic slammed into her right side of her face. Darkness consumed her, ironically.</text:span></text:p>
      <text:p text:style-name="P4"/>
      <text:p text:style-name="P6"><text:soft-page-break/><text:span text:style-name="T1"><text:tab/>***</text:span></text:p>
      <text:p text:style-name="P6"><text:span text:style-name="T1"><text:tab/>The UV light bomb had receded when Josephine lifted up Leora onto her shoulder. She started to run, taking advantage of the chaos she created. She shot at the forehead of a vampire wriggling in pain before jumping over it and making her way to her motorcycle.<text:tab/></text:span></text:p>
      <text:p text:style-name="P4"/>
      <text:p text:style-name="P1"><text:span text:style-name="T1">“Really?”’ drawled a voice in her earpiece. “You didn’t have to kill that vampire.”</text:span></text:p>
      <text:p text:style-name="P4"/>
      <text:p text:style-name="P1"><text:span text:style-name="T1">“Sorry, Telera, I couldn’t help it. Old habit to kill vampires,” she replied as she started to drive off.</text:span></text:p>
      <text:p text:style-name="P4"/>
      <text:p text:style-name="P7"><text:span text:style-name="T1">“Don’t drop her,” said Telera from the earpiece.</text:span></text:p>
      <text:p text:style-name="P4"/>
      <text:p text:style-name="P1"><text:span text:style-name="T1">“Please,” said Josephine. “She’s light as a feather!”</text:span></text:p>
      <text:p text:style-name="P4"/>
      <text:p text:style-name="P1"><text:span text:style-name="T1">“Did the bomb hurt her in any way?” said Telera.</text:span></text:p>
      <text:p text:style-name="P4"/>
      <text:p text:style-name="P1"><text:span text:style-name="T1">“Ziltch. And no, I really doubt she has sunblock on. It doesn’t work that way anyways,” said Josephine.</text:span></text:p>
      <text:p text:style-name="P4"/>
      <text:p text:style-name="P1"><text:span text:style-name="T1">“New vampire type?” said Telera.</text:span></text:p>
      <text:p text:style-name="P4"/>
      <text:p text:style-name="P1"><text:span text:style-name="T1">“No way,” chuckled Josephine. “There’s got to be trick she has. Maybe magic but I didn’t sense any.”</text:span></text:p>
      <text:p text:style-name="P4"/>
      <text:p text:style-name="P1"><text:span text:style-name="T1">“Hmm, the weres would throw a fit if vampires started roaming the daylight too. We may have another war at our hands,” said Telera.</text:span></text:p>
      <text:p text:style-name="P4"/>
      <text:p text:style-name="P1"><text:soft-page-break/><text:span text:style-name="T1">“Like I care about that,” said Josephine. “Let the Order deal with that.”</text:span></text:p>
      <text:p text:style-name="P4"/>
      <text:p text:style-name="P1"><text:span text:style-name="T1">She slowed down and entered the Golden Gate park through a pathway she had created a year ago.</text:span></text:p>
      <text:p text:style-name="P4"/>
      <text:p text:style-name="P1"><text:span text:style-name="T1">“Room prepped?”</text:span></text:p>
      <text:p text:style-name="P4"/>
      <text:p text:style-name="P1"><text:span text:style-name="T1">“Yup, just don’t over do it? She seemed nice,” said Telera. “And she saved you.”</text:span></text:p>
      <text:p text:style-name="P4"/>
      <text:p text:style-name="P1"><text:span text:style-name="T1">“No, she helped me. I would’ve taken care of that vampire anyways,” said Josephine when she went down a concrete tunnel.</text:span></text:p>
      <text:p text:style-name="P4"/>
      <text:p text:style-name="P1"><text:span text:style-name="T1">“Uh huh,” said Telera. “You’re not invincible, Josephine.”</text:span></text:p>
      <text:p text:style-name="P4"/>
      <text:p text:style-name="P1"><text:span text:style-name="T1">Josephine didn’t answer. She just smiled. At least she was a close to invincible as God permitted.</text:span></text:p>
      <text:p text:style-name="P4"/>
      <text:p text:style-name="P1"><text:span text:style-name="T1">Soon she reached a metal door where she parked the motorcycle. The metal door automatically opened and she entered it with Leora still hanging over her shoulder.</text:span></text:p>
      <text:p text:style-name="P4"/>
      <text:p text:style-name="P6"><text:span text:style-name="T1">***</text:span></text:p>
      <text:p text:style-name="P6"><text:span text:style-name="T1"><text:tab/>When Leora came too she groaned. Her head throbbed but she couldn’t move her arms to cradle her head. Then stomach started to growl and she can feel her fangs grow a little longer.</text:span></text:p>
      <text:p text:style-name="P4"/>
      <text:p text:style-name="P6"><text:span text:style-name="T1"><text:tab/>She look around and realized she was chained to a chair with a spotlight on her. She checked her throat and it felt fine so Elizabeth didn’t pour holy water down her throat.</text:span></text:p>
      <text:p text:style-name="P4"/>
      <text:p text:style-name="P6"><text:soft-page-break/><text:span text:style-name="T1"><text:tab/>“You’re awake,” said a electronically deepened voice from an intercom somewhere.</text:span></text:p>
      <text:p text:style-name="P4"/>
      <text:p text:style-name="P6"><text:span text:style-name="T1"><text:tab/>Leora scrunched up her eyebrows. “Why did you change your voice? You didn’t like how you sound?”</text:span></text:p>
      <text:p text:style-name="P4"/>
      <text:p text:style-name="P6"><text:span text:style-name="T1"><text:tab/>“We saved you, Leora, from House Eagle,” said the voice. “We’d like to ask you some questions.”</text:span></text:p>
      <text:p text:style-name="P4"/>
      <text:p text:style-name="P6"><text:span text:style-name="T1"><text:tab/>“The fuck? So I get kidnapped twice,” said Leora. She leaned back into her seat and slumped. “Tell me who you are and what the hell you want with me.”</text:span></text:p>
      <text:p text:style-name="P4"/>
      <text:p text:style-name="P6"><text:span text:style-name="T1"><text:tab/>“We’re friends and we just want answers. Provided you give the truth,” said the voice.</text:span></text:p>
      <text:p text:style-name="P4"/>
      <text:p text:style-name="P6"><text:span text:style-name="T1"><text:tab/>“How can you tell? I told Elizabeth the truth and she wanted to pour holy water down my throat,” said Leora. She tested the chains and felt a slight sting if she yank it too hard. “Blessed?”</text:span></text:p>
      <text:p text:style-name="P4"/>
      <text:p text:style-name="P6"><text:span text:style-name="T1"><text:tab/>“Correct. We will be the judge of what is truth or not,” said the voice. “Hungry?”</text:span></text:p>
      <text:p text:style-name="P4"/>
      <text:p text:style-name="P6"><text:span text:style-name="T1"><text:tab/>Leora growled. “Oh, so you going to torture me that way.”</text:span></text:p>
      <text:p text:style-name="P4"/>
      <text:p text:style-name="P6"><text:span text:style-name="T1"><text:tab/>She heard the sound of a door opening and closing. Then heard a whizzing sound. Leora turned to the sound and watched a truck toy rolled up to her feet. Attached to the top of the truck toy was a bowl of blood.</text:span></text:p>
      <text:p text:style-name="P4"/>
      <text:p text:style-name="P6"><text:span text:style-name="T1"><text:tab/>Leora started to salivate but she maintained her composure.</text:span></text:p>
      <text:p text:style-name="P4"/>
      <text:p text:style-name="P6"><text:span text:style-name="T1"><text:tab/>“A peace offering,” said the voice. “Before our questions.”</text:span></text:p>
      <text:p text:style-name="P4"><text:soft-page-break/></text:p>
      <text:p text:style-name="P6"><text:span text:style-name="T1"><text:tab/>“Can’t reach it,” snorted Leora.</text:span></text:p>
      <text:p text:style-name="P4"/>
      <text:p text:style-name="P6"><text:span text:style-name="T1"><text:tab/>There was a click and the top of the car toy popped up and extended up. The bowl was now at the same level as Leora’s mouth.</text:span></text:p>
      <text:p text:style-name="P4"/>
      <text:p text:style-name="P6"><text:span text:style-name="T1"><text:tab/>“That is pretty cool,” said Leora. She moved her head forward and using her tongue and lower jaw, was able to clasped the lid of the bowl. She tilted the bowl toward her. In a few gulps she finished the bowl.</text:span></text:p>
      <text:p text:style-name="P4"/>
      <text:p text:style-name="P6"><text:span text:style-name="T1"><text:tab/>“Now, how are are you able to stand the light?” said the voice.</text:span></text:p>
      <text:p text:style-name="P4"/>
      <text:p text:style-name="P6"><text:span text:style-name="T1"><text:tab/>Leora licked her lips clean of any remaining blood. It was enough to satisfy her hunger and she wouldn’t need another drink for a few more days. She turned attention to her second kidnapper. She had no idea who they might be as the room she was in had some sort of odor masking their scent.</text:span></text:p>
      <text:p text:style-name="P4"/>
      <text:p text:style-name="P6"><text:span text:style-name="T1"><text:tab/>“Perhaps, we should clarify. Why doesn’t sunlight burn you?”</text:span></text:p>
      <text:p text:style-name="P4"/>
      <text:p text:style-name="P6"><text:span text:style-name="T1"><text:tab/>“Because I wasn’t curse,” shrugged Leora.</text:span></text:p>
      <text:p text:style-name="P4"/>
      <text:p text:style-name="P6"><text:span text:style-name="T1"><text:tab/>There was a pause.</text:span></text:p>
      <text:p text:style-name="P4"/>
      <text:p text:style-name="P6"><text:span text:style-name="T1"><text:tab/>“How were you not curse?” said the voice. “God made sure any who turned away from him would not feel His touch.”</text:span></text:p>
      <text:p text:style-name="P4"/>
      <text:p text:style-name="P6"><text:span text:style-name="T1"><text:tab/>“Oh, that was a dead give away. I think I know who you guys are. You guys Hunters?” said Leora. “Explains the blessed chains.”</text:span></text:p>
      <text:p text:style-name="P4"/>
      <text:p text:style-name="P6"><text:soft-page-break/><text:span text:style-name="T1"><text:tab/>There was another pause.</text:span></text:p>
      <text:p text:style-name="P4"/>
      <text:p text:style-name="P6"><text:span text:style-name="T1"><text:tab/>“Answers ours first then we’ll answer yours,” said the voice.</text:span></text:p>
      <text:p text:style-name="P4"/>
      <text:p text:style-name="P6"><text:span text:style-name="T1"><text:tab/>“The answer is the same. I wasn’t curse. It’s really that simple,” said Leora. “Now are you guys Hunters? I don’t know why I am even asking that. I am like one hundred percent you all are Hunters.”</text:span></text:p>
      <text:p text:style-name="P4"/>
      <text:p text:style-name="P6"><text:span text:style-name="T1"><text:tab/>There was a quick moment of silence. Then came a growl from the intercom.</text:span></text:p>
      <text:p text:style-name="P4"/>
      <text:p text:style-name="P6"><text:span text:style-name="T1"><text:tab/>“Hey, uh, not Hunters?” Leora didn’t think Hunter’s growled like that. It was very animal like. Like a dog.</text:span></text:p>
      <text:p text:style-name="P4"/>
      <text:p text:style-name="P6"><text:span text:style-name="T1"><text:tab/>There was some rumblings like chairs or tables being thrown. Then came a barrage of gunshots coming through the intercom. Finally, an unfiltered voice came out of the intercom but sounded distant.</text:span></text:p>
      <text:p text:style-name="P4"/>
      <text:p text:style-name="P6"><text:span text:style-name="T1"><text:tab/>“Goddamn! I’ll take care of them. You go get Leora before they do!”</text:span></text:p>
      <text:p text:style-name="P4"/>
      <text:p text:style-name="P6"><text:span text:style-name="T1"><text:tab/>Leora wanted to hear that voice again. It was vaguely familiar. Whomever they were, it sounded like they were having trouble. She tested her chains again and she still could not break it.</text:span></text:p>
      <text:p text:style-name="P4"/>
      <text:p text:style-name="P1"><text:span text:style-name="T1">“Of all my luck,” she snorted. This time she slumped back more than usual to the point her chair tipped back over. “Fuck!”</text:span></text:p>
      <text:p text:style-name="P4"/>
      <text:p text:style-name="P1"><text:span text:style-name="T1">Bang!</text:span></text:p>
      <text:p text:style-name="P4"/>
      <text:p text:style-name="P1"><text:span text:style-name="T1">Leora fell back so hard that it broke the chair. Apparently the chair she was on was wooden. She stifled a moan and closed her eyes tight. Was fate laughing at her again?</text:span></text:p>
      <text:p text:style-name="P4"><text:soft-page-break/></text:p>
      <text:p text:style-name="P1"><text:span text:style-name="T1">After a short struggle and lots of wiggling, she was able to stand up. She was also able to have her chained arms in front of her. “Now where’s the door?”</text:span></text:p>
      <text:p text:style-name="P4"/>
      <text:p text:style-name="P6"><text:span text:style-name="T1"><text:tab/>She looked down at the toy truck and turned to where she first heard it. Her eyes had a slight glow and she could see a door through the darkness where the light did not touch. “And there it is.”</text:span></text:p>
      <text:p text:style-name="P4"/>
      <text:p text:style-name="P6"><text:span text:style-name="T1"><text:tab/>Leora went up to the door and with one quick kick the metal door popped out. A flood of light spilled into the room. She took a step out and peered down a hallway. On one end she meet eye to eye one of Elizabeth’s henchmen she recognized.</text:span></text:p>
      <text:p text:style-name="P4"/>
      <text:p text:style-name="P6"><text:span text:style-name="T1"><text:tab/>“Hey, Aric,” she called out.</text:span></text:p>
      <text:p text:style-name="P4"/>
      <text:p text:style-name="P6"><text:span text:style-name="T1"><text:tab/>A large claw snatched Aric before he could react.</text:span></text:p>
      <text:p text:style-name="P4"/>
      <text:p text:style-name="P6"><text:span text:style-name="T1"><text:tab/>“Ah, I go that way then,” said Leora and went down the hallway opposite to where Aric was.</text:span></text:p>
      <text:p text:style-name="P4"/>
      <text:p text:style-name="P6"><text:span text:style-name="T1"><text:tab/>She heard, presumingly Aric’s, screaming as she turned a corner. She stopped at a t-section when a body flew across the hallway. Sizzling green energy dissipated in the air.</text:span></text:p>
      <text:p text:style-name="P4"/>
      <text:p text:style-name="P1"><text:span text:style-name="T1">“Get out of my way!” shouted Elijah.</text:span></text:p>
      <text:p text:style-name="P4"/>
      <text:p text:style-name="P1"><text:span text:style-name="T1">“Yo, it’s me,” said Leora.</text:span></text:p>
      <text:p text:style-name="P4"/>
      <text:p text:style-name="P1"><text:span text:style-name="T1">Elijah came rushing out of the hallway from where that body flew from. He stopped in front of Leora. He looked at her up and down.</text:span></text:p>
      <text:p text:style-name="P4"/>
      <text:p text:style-name="P1"><text:soft-page-break/><text:span text:style-name="T1">“Don’t give me that look. The chains are blessed, ok,” said Leora. “Now get them off of me!”</text:span></text:p>
      <text:p text:style-name="P4"/>
      <text:p text:style-name="P1"><text:span text:style-name="T1">Elijah, shaking his head, flicked a bolt of energy that broke the chains.</text:span></text:p>
      <text:p text:style-name="P6"><text:span text:style-name="T1">“C’mon, this way before the vampires catch up,” he said. He motioned with his athame for Leora to follow.</text:span></text:p>
      <text:p text:style-name="P4"/>
      <text:p text:style-name="P1"><text:span text:style-name="T1">“How did you find me?” said Leora, rubbing her arms. She was sure she had left her phone in his car.</text:span></text:p>
      <text:p text:style-name="P4"/>
      <text:p text:style-name="P1"><text:span text:style-name="T1">“I got your texted. Found the car but you were gone. Then I got attacked by some vamps and figured they captured you. So I made one confess where you were,” said Elijah.</text:span></text:p>
      <text:p text:style-name="P4"/>
      <text:p text:style-name="P1"><text:span text:style-name="T1">Leora raised an eyebrow and wondered what he meant by ‘made one confess.’</text:span></text:p>
      <text:p text:style-name="P4"/>
      <text:p text:style-name="P1"><text:span text:style-name="T1">“Talk later. We have vampires, a werewolf and a Hunter after us,” said Elijah.</text:span></text:p>
      <text:p text:style-name="P4"/>
      <text:p text:style-name="P1"><text:span text:style-name="T1">“I knew it!” said Leora, feeling validated that the second kidnapper was a Hunter. </text:span><text:span text:style-name="T3">Hmm, but I could’ve sworn there was more than one and a werewolf?</text:span><text:span text:style-name="T1"> she thought.</text:span></text:p>
      <text:p text:style-name="P4"/>
      <text:p text:style-name="P1"><text:span text:style-name="T1">They left the hallway they were in and were in another one</text:span></text:p>
      <text:p text:style-name="P4"/>
      <text:p text:style-name="P1"><text:span text:style-name="T1">“Almost out of here. Turn,” barked Elijah after a few doors down in the new hallway.</text:span></text:p>
      <text:p text:style-name="P4"/>
      <text:p text:style-name="P1"><text:span text:style-name="T1">After rounding a corner, they then went through a door and up a flight of stairs. Finally, they reached a door marked, ‘Exit’. Once through that they were out in the open of the Golden Gate Park.</text:span></text:p>
      <text:p text:style-name="P4"/>
      <text:p text:style-name="P1"><text:soft-page-break/><text:span text:style-name="T1">“Car is not far. Hurry so I cast a spell to erase our scent while they’re still fighting each other,” said Elijah.</text:span></text:p>
      <text:p text:style-name="P4"/>
      <text:p text:style-name="P1"><text:span text:style-name="T1">“You’re too slow,” said Leora and picked the young man up with ease. “Point the way.”</text:span></text:p>
      <text:p text:style-name="P4"/>
      <text:p text:style-name="P1"><text:span text:style-name="T1">“Uh, about quarter mile that way,” said Elijah, pointing westward. It felt awkward that the shorter woman was cradling him like a baby.</text:span></text:p>
      <text:p text:style-name="P4"/>
      <text:p text:style-name="P1"><text:span text:style-name="T1">Leora dashed so fast that Elijah could only grabbed hold of her. In perhaps about fifteen seconds they were at the car. The vampire winced as she noted the driver’s and the passenger’s door were missing.</text:span></text:p>
      <text:p text:style-name="P4"/>
      <text:p text:style-name="P1"><text:span text:style-name="T1">“Are you seriously that fast? Why do you even need a car?” said Elijah as he pushed himself down and away from the shorter woman.</text:span></text:p>
      <text:p text:style-name="P4"/>
      <text:p text:style-name="P1"><text:span text:style-name="T1">“I maybe a vampire but I can’t run all day,” said Leora.</text:span></text:p>
      <text:p text:style-name="P4"/>
      <text:p text:style-name="P1"><text:span text:style-name="T1">“Whatever, let’s get in the car and get to my place. Fuck this,” said Elijah. He pulled out his key and started the car. He limped a little.</text:span></text:p>
      <text:p text:style-name="P4"/>
      <text:p text:style-name="P1"><text:span text:style-name="T1">Leora, feeling a bit guilty that perhaps this is all her fault, entered the car in the passenger side.</text:span></text:p>
      <text:p text:style-name="P4"/>
      <text:p text:style-name="P1"><text:span text:style-name="T1">They sped off and while driving, Elijah chanted a spell. Leora was wise enough to stay quiet throughout the trip. When they reached home, they silently made their way to the apartment. Once inside, Elijah plopped down on a nearby sofa and Leora did the same on a loveseat across from the young man.</text:span></text:p>
      <text:p text:style-name="P4"/>
      <text:p text:style-name="P1"><text:span text:style-name="T1">“So, uh, you think your insurance going to cover the doors?” asked Leora meekly.</text:span></text:p>
      <text:p text:style-name="P4"/>
      <text:p text:style-name="P1"><text:span text:style-name="T1">“What the hell,” roared Elijah. “Worrying about my car is the least of your problems!”</text:span></text:p>
      <text:p text:style-name="P4"><text:soft-page-break/></text:p>
      <text:p text:style-name="P1"><text:span text:style-name="T1">“Hey hey, I thought you said you mind wiped that vampire,” defended Leora.</text:span></text:p>
      <text:p text:style-name="P4"/>
      <text:p text:style-name="P1"><text:span text:style-name="T1">“I did. I dunno why he wasn’t wiped,” snapped Elijah. “Besides, I wouldn’t need to do it in the first place if you hadn’t blown your cover. Now House Eagle knows your presence. And then that Hunter! Where the hell that Hunter came from? Then there was the werewolf who probably was spying on House Eagle. Holy fuck!”</text:span></text:p>
      <text:p text:style-name="P4"/>
      <text:p text:style-name="P1"><text:span text:style-name="T1">Leora looked down. Deep down, she knew it was her fault. She felt bad and didn’t know what to say next.</text:span></text:p>
      <text:p text:style-name="P4"/>
      <text:p text:style-name="P1"><text:span text:style-name="T1">After a moment, Elijah spoke. “You alright though?”</text:span></text:p>
      <text:p text:style-name="P4"/>
      <text:p text:style-name="P1"><text:span text:style-name="T1">“Yeah, a slight throbbing on my right side of my face. Nothing I can’t deal with. You? You were kinda limping,” said Leora quitely.</text:span></text:p>
      <text:p text:style-name="P4"/>
      <text:p text:style-name="P1"><text:span text:style-name="T1">“Yeah, I somewhat twisted my left ankle but it’s good now.” Elijah let out a sigh. “Tell me what happened.”</text:span></text:p>
      <text:p text:style-name="P4"/>
      <text:p text:style-name="P1"><text:span text:style-name="T1">Leora started when she got off work and closed up the Golden Arches. She recalled about Elizabeth’s questioning and the second kidnapper--whom she was now sure was a Hunter.</text:span></text:p>
      <text:p text:style-name="P4"/>
      <text:p text:style-name="P1"><text:span text:style-name="T1">“And the rest you already know,” finished Leora.</text:span></text:p>
      <text:p text:style-name="P4"/>
      <text:p text:style-name="P1"><text:span text:style-name="T1">Elijah rubbed his chin. “You never asked why the Hunter knew your name?”</text:span></text:p>
      <text:p text:style-name="P4"/>
      <text:p text:style-name="P1"><text:span text:style-name="T1">Leora shrugged. “I figured the Hunter read my name off my tag.” She pointed to the silver plastic over her heart where her name was transcribed in capital letters.</text:span></text:p>
      <text:p text:style-name="P4"/>
      <text:p text:style-name="P1"><text:soft-page-break/><text:span text:style-name="T1">“But you said the voice sounded familiar?”</text:span></text:p>
      <text:p text:style-name="P4"/>
      <text:p text:style-name="P1"><text:span text:style-name="T1">“Yeah, I am still trying to process the voice I heard over the intercom,” said Leora. “I think it was female? Maybe male?” Some male humans can have pretty girly voices if she recalled the singing competition shows she watched every week.</text:span></text:p>
      <text:p text:style-name="P4"/>
      <text:p text:style-name="P1"><text:span text:style-name="T1">“That only increase my suspicion. I think there is someone you know who is a Hunter. I think it is a your boss,” said Elijah.</text:span></text:p>
      <text:p text:style-name="P4"/>
      <text:p text:style-name="P1"><text:span text:style-name="T1">“No way! That guy? I don’t think he can lift a box of frozen patties let alone me,” said Leora.</text:span></text:p>
      <text:p text:style-name="P4"/>
      <text:p text:style-name="P1"><text:span text:style-name="T1">“Yes, you’re right. The Hunter, what I could see, was taller than me,” said Elijah.</text:span></text:p>
      <text:p text:style-name="P4"/>
      <text:p text:style-name="P1"><text:span text:style-name="T1">“Then no way Jones. He is shorter than me and I am shorter than you. What else?”</text:span></text:p>
      <text:p text:style-name="P4"/>
      <text:p text:style-name="P1"><text:span text:style-name="T1">“Sorry, it was an all out battle. When I came, House Eagle was already battling the werewolf and the Hunter. I just snuck around and tazed a few vampires along the way to get to you,” said Elijah. “I still think the Hunter is someone you know because they asked about the sunlight. So I am thinking it is someone you met in the day time?”</text:span></text:p>
      <text:p text:style-name="P4"/>
      <text:p text:style-name="P1"><text:span text:style-name="T1">“I meet lots of people in the daytime. I take people’s order as part of my job,” said Leora matter-of-factly. “I don’t do anything vampire like in the daytime anyways. So who knows?”</text:span></text:p>
      <text:p text:style-name="P4"/>
      <text:p text:style-name="P1"><text:span text:style-name="T1">“Fuck the Hunter. Let’s deal with House Eagle,” said Elijah.</text:span></text:p>
      <text:p text:style-name="P4"/>
      <text:p text:style-name="P1"><text:span text:style-name="T1">“What about the werewolf? Fuck it too?” said Leora.</text:span></text:p>
      <text:p text:style-name="P4"/>
      <text:p text:style-name="P1"><text:span text:style-name="T1">“The werewolf go hand in hand with House Eagle. Like, vampires and werewolves hate each other and constantly trying to nerf one another,” said Elijah. “We Witches usually stay out of their battles. Speaking of which, I think you need not go to work for a while. Maybe laying low for and maybe they will forget.”</text:span></text:p>
      <text:p text:style-name="P4"><text:soft-page-break/></text:p>
      <text:p text:style-name="P1"><text:span text:style-name="T1">“Yeah, but I really can’t. I just got this job and don’t we need to pay rent to your mom?” pointed out Leora. She flopped onto a pillow and buried her face into it.</text:span></text:p>
      <text:p text:style-name="P4"/>
      <text:p text:style-name="P1"><text:span text:style-name="T1">“Dammit, you’re right. How about don’t do night shift?” said Elijah.</text:span></text:p>
      <text:p text:style-name="P4"/>
      <text:p text:style-name="P1"><text:span text:style-name="T1">“I can get Jones to agree. He’s not that strong willed,” said Leora. She would use her vampiric hypnosis if she has to. “What about the Hunter?”</text:span></text:p>
      <text:p text:style-name="P4"/>
      <text:p text:style-name="P1"><text:span text:style-name="T1">“Hunters don’t like to make a big scene. The U.S. government already warned them after the incident in New York in the nineties. A group of Hunters was hunting in the subways and caused a cave in. Lots of people died,” said Elijah, recalling what he learned in history class during his high school.</text:span></text:p>
      <text:p text:style-name="P4"/>
      <text:p text:style-name="P1"><text:span text:style-name="T1">“I totally didn’t read that in wikipedia,” said Leora.</text:span></text:p>
      <text:p text:style-name="P4"/>
      <text:p text:style-name="P1"><text:span text:style-name="T1">“When it comes to us--witches, werewolves, vampires and what not--stick to my books. It’s far more accurate than what’s on the internet. I know we Witches put the wrong information online just to make sure noisy people stay out of our business. I figured the others do the same too,” said Elijah.</text:span></text:p>
      <text:p text:style-name="P4"/>
      <text:p text:style-name="P1"><text:span text:style-name="T1">“Fine, I’ll stick to a day schedule and come here before the sun goes down,” said Leora.</text:span></text:p>
      <text:p text:style-name="P4"/>
      <text:p text:style-name="P1"><text:span text:style-name="T1">“Alright, now I just have to figure out how to tell my mom about my car,” said Elijah.</text:span></text:p>
      <text:p text:style-name="P4"/>
      <text:p text:style-name="P1"><text:span text:style-name="T1">Leora groaned into the pillow. Whatever it is, she was sure she will have to pay for it.</text:spa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1" meta:paragraph-count="224" meta:word-count="5630" meta:character-count="30307" meta:non-whitespace-character-count="24790"/>
    <meta:generator>LibreOfficeDev/5.1.0.3$Linux_X86_64 LibreOffice_project/</meta:generator>
  </office:meta>
</office:document-meta>
</file>